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ManagerRuntimeHintsTests.entityManagerFactoryInfoHasHibernate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ManagerRuntimeHints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ManagerRuntimeHintsTests.entityManagerProxyHasHibernate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